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50700000218000001C4020810A511E7DD10.svg" manifest:media-type="image/svg+xml"/>
  <manifest:file-entry manifest:full-path="Pictures/100002010000001400000011523AF5413BECD533.png" manifest:media-type="image/png"/>
  <manifest:file-entry manifest:full-path="Pictures/10000201000000D500000025E610D626C03B1BA7.png" manifest:media-type="image/png"/>
  <manifest:file-entry manifest:full-path="Pictures/10000BEB0000160C000003DC949E0A0467108D3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header-logo"/><draw:a xlink:type="simple" xlink:href="https://udacity.com/"><draw:frame draw:style-name="fr1" draw:name="Image1" text:anchor-type="as-char" svg:width="2.2398in" svg:height="0.4063in" draw:z-index="1"><draw:image xlink:href="Pictures/10000BEB0000160C000003DC949E0A0467108D3D.svg" xlink:type="simple" xlink:show="embed" xlink:actuate="onLoad"/><draw:image xlink:href="Pictures/10000201000000D500000025E610D626C03B1BA7.png" xlink:type="simple" xlink:show="embed" xlink:actuate="onLoad"/><svg:title>Udacity Logo</svg:title></draw:frame></draw:a><text:a xlink:type="simple" xlink:href="https://udacity.com/" text:style-name="Internet_20_link" text:visited-style-name="Visited_20_Internet_20_Link"> </text:a></text:p>
      <text:list xml:id="list4512454332505497133" text:style-name="L1">
        <text:list-item>
          <text:p text:style-name="P2"><text:a xlink:type="simple" xlink:href="https://review.udacity.com/#%21/reviews/266553" text:style-name="Internet_20_link" text:visited-style-name="Visited_20_Internet_20_Link">Logout</text:a> </text:p>
        </text:list-item>
      </text:list>
      <text:list xml:id="list3456553585368962872" text:style-name="L2">
        <text:list-item>
          <text:p text:style-name="P3"/>
        </text:list-item>
      </text:list>
      <text:section text:style-name="Sect1" text:name="page-content">
        <text:p text:style-name="P9">Project</text:p>
        <text:p text:style-name="P9">Finding Lane Lines on the Road</text:p>
        <text:p text:style-name="Text_20_body">A part of the Self Driving Car Engineer Nanodegree Program </text:p>
        <text:list xml:id="list5123412227689911522" text:style-name="L3">
          <text:list-item>
            <text:p text:style-name="P10"><text:a xlink:type="simple" xlink:href="https://review.udacity.com/#%21/reviews/266553" text:style-name="Internet_20_link" text:visited-style-name="Visited_20_Internet_20_Link">Project Review</text:a> </text:p>
          </text:list-item>
          <text:list-item>
            <text:p text:style-name="P4"><text:a xlink:type="simple" xlink:href="https://review.udacity.com/#%21/reviews/266553" text:style-name="Internet_20_link" text:visited-style-name="Visited_20_Internet_20_Link">Notes</text:a> </text:p>
          </text:list-item>
        </text:list>
        <text:p text:style-name="P9">Share your accomplishment </text:p>
      </text:section>
      <text:h text:style-name="Heading_20_3" text:outline-level="3">Meets Specifications </text:h>
      <text:p text:style-name="Text_20_body">Dear Udacian,<text:line-break/>You did amazingly well in this first project. Keep up with the good work!</text:p>
      <text:h text:style-name="Heading_20_3" text:outline-level="3">Lane Finding Pipeline </text:h>
      <text:p text:style-name="Text_20_body">The output video is an annotated version of the input video.</text:p>
      <text:p text:style-name="Text_20_body">Well done! You correctly built a pipeline which produces an output video that is an annotated version of the input video</text:p>
      <text:p text:style-name="Text_20_body">In a rough sense, the left and right lane lines are accurately annotated throughout almost all of the video. Annotations can be segmented or solid lines</text:p>
      <text:p text:style-name="Text_20_body">In the first two videos, there are no intersecting line segments between the left and the right lanes. Great work! The left and right lanes are accurately annotated throughout most of the video</text:p>
      <text:p text:style-name="Text_20_body">Visually, the left and right lane lines are accurately annotated by solid lines throughout most of the video.</text:p>
      <text:p text:style-name="Text_20_body">Good job on producing a single solid line generally centered on the actual lane lines on most of the video.</text:p>
      <text:h text:style-name="Heading_20_3" text:outline-level="3"><text:bookmark text:name="pro-tips"/>Pro Tips</text:h>
      <text:p text:style-name="Text_20_body">After examining your code, I noticed that in the implementation of your <text:span text:style-name="Source_20_Text">draw_lines()</text:span> method, you defined two variables and assigned them fix values. see below:</text:p>
      <text:p text:style-name="Preformatted_20_Text"><text:span text:style-name="Source_20_Text">yTop = 330 #340 #320 #no need for global constant as its same for all images</text:span></text:p>
      <text:p text:style-name="P11"><text:span text:style-name="Source_20_Text">yBot = 540 #no need for global constant as its same for all images</text:span></text:p>
      <text:p text:style-name="Text_20_body">In a scenario where the size of the video is different, like in the challenge video, you wouldn't be able to define a good ROI in order to correctly mark your lanes. </text:p>
      <text:list xml:id="list2214294127309145351" text:style-name="L4">
        <text:list-item>
          <text:p text:style-name="P5"><text:soft-page-break/>I would also like to invite you to take a look at this <text:a xlink:type="simple" xlink:href="http://www.python-course.eu/python3_global_vs_local_variables.php" office:target-frame-name="_blank" xlink:show="new" text:style-name="Internet_20_link" text:visited-style-name="Visited_20_Internet_20_Link">documentation</text:a> on python3 and global variables </text:p>
        </text:list-item>
      </text:list>
      <text:h text:style-name="Heading_20_3" text:outline-level="3">Reflection </text:h>
      <text:p text:style-name="Text_20_body">Reflection describes the current pipeline, identifies its potential shortcomings and suggests possible improvements. There is no minimum length. Writing in English is preferred but you may use any language.</text:p>
      <text:p text:style-name="Text_20_body">Good job here on identifying the potential shortcoming of your pipeline.</text:p>
      <text:list xml:id="list2709389845407468272" text:style-name="L5">
        <text:list-item>
          <text:p text:style-name="P6">You have also correctly identified the need to adjust with lighting and weather conditions. </text:p>
        </text:list-item>
      </text:list>
      <text:h text:style-name="Heading_20_3" text:outline-level="3"><text:bookmark text:name="suggestion"/>Suggestion</text:h>
      <text:list xml:id="list2185933626551374656" text:style-name="L6">
        <text:list-item>
          <text:p text:style-name="P7">I would like to invite you to take a look at at <text:a xlink:type="simple" xlink:href="https://otik.uk.zcu.cz/bitstream/handle/11025/11945/Jang.pdf?sequence=1" office:target-frame-name="_blank" xlink:show="new" text:style-name="Internet_20_link" text:visited-style-name="Visited_20_Internet_20_Link">this paper</text:a> which is about lane marking detection in various lighting conditions </text:p>
        </text:list-item>
      </text:list>
      <text:p text:style-name="Text_20_body"><draw:a xlink:type="simple" xlink:href="https://udacity-github-sync-content.s3.amazonaws.com/_submissions/266553_zrgd1.zip"><draw:frame draw:style-name="fr1" draw:name="Image2" text:anchor-type="as-char" svg:width="0.2291in" svg:height="0.198in" draw:z-index="0"><draw:image xlink:href="Pictures/1000050700000218000001C4020810A511E7DD10.svg" xlink:type="simple" xlink:show="embed" xlink:actuate="onLoad"/><draw:image xlink:href="Pictures/100002010000001400000011523AF5413BECD533.png" xlink:type="simple" xlink:show="embed" xlink:actuate="onLoad"/></draw:frame></draw:a><text:a xlink:type="simple" xlink:href="https://udacity-github-sync-content.s3.amazonaws.com/_submissions/266553_zrgd1.zip" text:style-name="Internet_20_link" text:visited-style-name="Visited_20_Internet_20_Link"> Download Project </text:a></text:p>
      <text:p text:style-name="Text_20_body">Have a question about your review? Email us at <text:a xlink:type="simple" xlink:href="mailto:review-support@udacity.com" text:style-name="Internet_20_link" text:visited-style-name="Visited_20_Internet_20_Link">review-support@udacity.com</text:a> and include the link to this review. </text:p>
      <text:section text:style-name="Sect1" text:name="Section1">
        <text:p text:style-name="Text_20_body"><text:bookmark text:name="page-content"/></text:p>
        <text:section text:style-name="Sect1" text:name="comment-wrapper">
          <text:p text:style-name="Text_20_body"/>
        </text:section>
      </text:section>
      <text:list xml:id="list2268370326444716505" text:style-name="L7">
        <text:list-item>
          <text:p text:style-name="P8"><text:a xlink:type="simple" xlink:href="https://review.udacity.com/#%21/submissions/student-faq" text:style-name="Internet_20_link" text:visited-style-name="Visited_20_Internet_20_Link">Student FAQ</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2:52:30.620027052</meta:creation-date>
    <dc:date>2016-11-07T12:53:11.708839581</dc:date>
    <meta:editing-duration>PT41S</meta:editing-duration>
    <meta:editing-cycles>1</meta:editing-cycles>
    <meta:document-statistic meta:table-count="0" meta:image-count="2" meta:object-count="0" meta:page-count="2" meta:paragraph-count="33" meta:word-count="391" meta:character-count="2266" meta:non-whitespace-character-count="1897"/>
    <meta:generator>LibreOffice/5.1.2.2$Linux_X86_64 LibreOffice_project/10m0$Build-2</meta:generator>
  </office:meta>
</office:document-meta>
</file>